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いろはマル Medium" svg:font-family="'いろはマル Medium'" style:font-adornments="標準" style:font-pitch="variable"/>
    <style:font-face style:name="いろはマル Regular" svg:font-family="'いろはマル Regular'" style:font-adornments="標準" style:font-pitch="variable"/>
    <style:font-face style:name="Liberation Serif" svg:font-family="'Liberation Serif'" style:font-family-generic="roman" style:font-pitch="variable"/>
    <style:font-face style:name="Noto Sans CJK JP Bold" svg:font-family="'Noto Sans CJK JP Bold'" style:font-adornments="太字"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automatic-styles>
    <style:style style:name="P1" style:family="paragraph" style:parent-style-name="Header">
      <style:text-properties style:font-name="いろはマル Medium" fo:font-weight="normal" style:font-name-asian="いろはマル Medium" style:font-weight-asian="normal"/>
    </style:style>
    <style:style style:name="P2" style:family="paragraph" style:parent-style-name="Standard">
      <style:text-properties fo:font-size="8pt" style:font-size-asian="8pt" style:font-size-complex="8pt"/>
    </style:style>
    <style:style style:name="P3" style:family="paragraph" style:parent-style-name="Standard">
      <style:text-properties style:font-name="Noto Sans CJK JP Bold" fo:font-size="10pt" fo:font-weight="bold" style:font-name-asian="Noto Sans CJK JP Bold" style:font-size-asian="10pt" style:font-weight-asian="bold" style:font-size-complex="10pt"/>
    </style:style>
    <style:style style:name="P4" style:family="paragraph" style:parent-style-name="Standard">
      <style:text-properties style:font-name="Noto Sans CJK JP Bold" fo:font-size="9pt" fo:font-weight="bold" style:font-name-asian="Noto Sans CJK JP Bold" style:font-size-asian="9pt" style:font-weight-asian="bold" style:font-size-complex="9pt"/>
    </style:style>
    <style:style style:name="P5" style:family="paragraph" style:parent-style-name="Standard">
      <style:paragraph-properties fo:margin-top="0.101cm" fo:margin-bottom="0cm" loext:contextual-spacing="false" fo:text-align="end" style:justify-single-word="false"/>
      <style:text-properties fo:font-size="8pt" style:font-size-asian="8pt" style:font-size-complex="8pt"/>
    </style:style>
    <style:style style:name="P6" style:family="paragraph" style:parent-style-name="Standard">
      <style:paragraph-properties fo:margin-top="0.199cm" fo:margin-bottom="0cm" loext:contextual-spacing="false"/>
      <style:text-properties style:font-name="Noto Sans CJK JP Bold" fo:font-size="9pt" fo:font-weight="bold" style:font-name-asian="Noto Sans CJK JP Bold" style:font-size-asian="9pt" style:font-weight-asian="bold" style:font-size-complex="9pt"/>
    </style:style>
    <style:style style:name="P7" style:family="paragraph" style:parent-style-name="List_20_Contents" style:list-style-name="List_20_1"/>
    <style:style style:name="P8" style:family="paragraph" style:parent-style-name="List_20_Contents" style:list-style-name="List_20_1">
      <style:paragraph-properties fo:break-before="column"/>
    </style:style>
    <style:style style:name="T1" style:family="text">
      <style:text-properties fo:font-size="8pt" style:font-size-asian="8pt" style:font-size-complex="8pt"/>
    </style:style>
    <style:style style:name="fr1" style:family="graphic" style:parent-style-name="Frame">
      <style:graphic-properties style:vertical-pos="top" style:vertical-rel="line" loext:rel-width-rel="paragraph"/>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枠1" text:anchor-type="as-char" svg:width="8.652cm" style:rel-width="100%" draw:z-index="0"><draw:text-box fo:min-height="0.499cm"><text:p text:style-name="P3">今見なければいけない最高のドキュメンタリー<text:line-break/>そしておれの仲間たちに乾杯!!</text:p><text:p text:style-name="P5">チャーミー (LAUGHIN'NOSE/transceiver records)</text:p></draw:text-box></draw:frame></text:p>
      <text:h text:style-name="Heading_20_1" text:outline-level="1">はじめに</text:h>
      <text:p text:style-name="Text_20_body">この度は「パーティー51」姫路緊急上映会＋トークライブ」にお越しいただき、ありがとうございます。2016年夏、大阪江之子島で開催された上映会でこの映画を見て「姫路でも上映会を開きたい」と思っていました。それが、ひょんなことから実現して、とてもうれしく思います。ありがとう。朴槿恵！</text:p>
      <text:p text:style-name="Text_20_body">パーティー51は音楽ドキュメンタリーとしても面白いのですが、韓国の状況などを知るとより興味を持っていただけるのではと思い、野方の視点で気になるかもしれないポイントについてリンクや資料を集めました。参考になれば幸いです。</text:p>
      <text:h text:style-name="Heading_20_1" text:outline-level="1">映画で気になったこと</text:h>
      <text:p text:style-name="Text_20_body">パーティー51を見て、発端となった韓国の賃貸制度やインディー音楽家たちがなぜトゥリバンに集まったのかなど、わからないことがあります。その辺りの社会状況についてはOffshore上映ツアーのトークイベントや雨乃日珈琲店ブログなどで解説されています。これを読むとかなりの疑問点が解消されるので、気になった方はぜひチェックしてください。</text:p>
      <text:list xml:id="list3526493510" text:style-name="List_20_1">
        <text:list-item>
          <text:p text:style-name="P7">雨乃日珈琲店ブログ：パーティー51関連記事 不動産のおはなし: <text:a xlink:type="simple" xlink:href="http://amenohicoffee.blog134.fc2.com/blog-entry-222.html" text:style-name="Internet_20_link" text:visited-style-name="Visited_20_Internet_20_Link"><text:span text:style-name="Definition">http://amenohicoffee.blog134.fc2.com/blog-entry-222.html</text:span></text:a></text:p>
        </text:list-item>
        <text:list-item>
          <text:p text:style-name="P7">雨乃日珈琲店ブログ：「51+ FESTIVAL」のこと: <text:a xlink:type="simple" xlink:href="http://amenohicoffee.blog134.fc2.com/blog-entry-215.html" text:style-name="Internet_20_link" text:visited-style-name="Visited_20_Internet_20_Link"><text:span text:style-name="Definition">http://amenohicoffee.blog134.fc2.com/blog-entry-215.html</text:span></text:a></text:p>
        </text:list-item>
        <text:list-item>
          <text:p text:style-name="P7">Offshore:映画『パーティー51』上映後トーク：パク・ダハム×バムソム海賊団×ハ・ホンジン×チョン・ヨンテク監督: <text:a xlink:type="simple" xlink:href="http://www.offshore-mcc.net/2015/11/party51talksession1002uplink.html" text:style-name="Internet_20_link" text:visited-style-name="Visited_20_Internet_20_Link"><text:span text:style-name="Definition">http://www.offshore-mcc.net/2015/11/party51talksession1002uplink.html</text:span></text:a></text:p>
        </text:list-item>
        <text:list-item>
          <text:p text:style-name="P7">Offshore:政治活動と政治的な活動、音楽を核とした場づくり仕事づくり-『パーティー51』上映後トーク：アサダワタル×HOPKEN杉本×Offshore山本: <text:a xlink:type="simple" xlink:href="http://www.offshore-mcc.net/2015/12/party51talksession0929hopken.html" text:style-name="Internet_20_link" text:visited-style-name="Visited_20_Internet_20_Link"><text:span text:style-name="Definition">http://www.offshore-mcc.net/2015/12/party51talksession0929hopken.html</text:span></text:a></text:p>
        </text:list-item>
      </text:list>
      <text:p text:style-name="Text_20_body">Offshore山本氏によるnoteのテキストも参考になります。「20150319 20150324 SEOUL デジタル版」はZineとして出版されていたもので有料です。</text:p>
      <text:list xml:id="list223634005156531" text:continue-numbering="true" text:style-name="List_20_1">
        <text:list-item>
          <text:p text:style-name="P7">映画パーティー51回想録｜山本佳奈子｜note: <text:a xlink:type="simple" xlink:href="https://note.mu/yamamotokanako/m/mde91878c6e60" text:style-name="Internet_20_link" text:visited-style-name="Visited_20_Internet_20_Link"><text:span text:style-name="Definition">https://note.mu/yamamotokanako/m/mde91878c6e60</text:span></text:a></text:p>
        </text:list-item>
        <text:list-item>
          <text:p text:style-name="P7">20150319 20150324 SEOUL デジタル版｜山本佳奈子｜note: <text:a xlink:type="simple" xlink:href="https://note.mu/yamamotokanako/m/mcc58551a0bc5" text:style-name="Internet_20_link" text:visited-style-name="Visited_20_Internet_20_Link"><text:span text:style-name="Definition">https://note.mu/yamamotokanako/m/mcc58551a0bc5</text:span></text:a></text:p>
        </text:list-item>
      </text:list>
      <text:h text:style-name="Heading_20_2" text:outline-level="2">トゥリバンについて</text:h>
      <text:p text:style-name="Text_20_body">この映画の撮影時期は2009年から2012年で、そこからさらに年月が経っているので状況としてはいろいろ変わっています。トゥリバンの問題は一応決着して移転、再開したところまででしたが、その後を調べると映画にも出ていた松本 哉（まつもと はじめ）氏が移転後のトゥリバンの様子をブログに掲載していました。</text:p>
      <text:list xml:id="list223635022636228" text:continue-numbering="true" text:style-name="List_20_1">
        <text:list-item>
          <text:p text:style-name="P7">復活トゥリバン（두리반）に行って来た！｜素人の乱５号店・店主日記: <text:a xlink:type="simple" xlink:href="http://ameblo.jp/tsukiji14/entry-11382684513.html" text:style-name="Internet_20_link" text:visited-style-name="Visited_20_Internet_20_Link"><text:span text:style-name="Definition">http://ameblo.jp/tsukiji14/entry-11382684513.html</text:span></text:a></text:p>
        </text:list-item>
      </text:list>
      <text:p text:style-name="Text_20_body">Twitterでもトゥリバンに行っている人がチラホラいて、写真をアップロードしている人がいました。料理がかなりおいしそうです。</text:p>
      <text:list xml:id="list223634105804685" text:continue-numbering="true" text:style-name="List_20_1">
        <text:list-item>
          <text:p text:style-name="P7">napalbajiさんのツイート: "ナチュラルな感じで上等なレストランではないですか！めちゃ美味しかったㅠㅠ自信を持ってオススメする！ #パーティー51 #파티51 &lt;https://t.co/hPx3KfPZ48?": <text:a xlink:type="simple" xlink:href="https://twitter.com/napalbaji/status/815124657535787009" text:style-name="Internet_20_link" text:visited-style-name="Visited_20_Internet_20_Link"><text:span text:style-name="Definition">https://twitter.com/napalbaji/status/815124657535787009</text:span></text:a></text:p>
        </text:list-item>
        <text:list-item>
          <text:p text:style-name="P7">Offshoreさんのツイート: "#パーティー51 ご覧下さった皆様へ。トゥリバンに行きたい！そんなあなたはこの地図をチェック！ここです。 <text:a xlink:type="simple" xlink:href="https://t.co/DHWTQSdfnE" text:style-name="Internet_20_link" text:visited-style-name="Visited_20_Internet_20_Link"><text:span text:style-name="Definition">https://t.co/DHWTQSdfnE</text:span></text:a> 個人的には副菜として蒸し豚、キムチ、dumpling（でかい蒸し肉団子みたいなの）おすすめです": <text:a xlink:type="simple" xlink:href="https://twitter.com/Offshore_mcc/status/810121044950290432" text:style-name="Internet_20_link" text:visited-style-name="Visited_20_Internet_20_Link"><text:span text:style-name="Definition">https://twitter.com/Offshore_mcc/status/810121044950290432</text:span></text:a></text:p>
        </text:list-item>
      </text:list>
      <text:p text:style-name="Text_20_body">また、トゥリバンの問題は当時から日本でも注目、報道されていたいたようです。</text:p>
      <text:list xml:id="list223635369503037" text:continue-numbering="true" text:style-name="List_20_1">
        <text:list-item>
          <text:p text:style-name="P7">韓国:『弘大前の小さな竜山』トゥリバンが勝利: <text:a xlink:type="simple" xlink:href="http://www.labornetjp.org/worldnews/korea/issue/poverty/1307669629229Staff" text:style-name="Internet_20_link" text:visited-style-name="Visited_20_Internet_20_Link"><text:span text:style-name="Definition">http://www.labornetjp.org/worldnews/korea/issue/poverty/1307669629229Staff</text:span></text:a></text:p>
        </text:list-item>
        <text:list-item>
          <text:p text:style-name="P7">グリルドチーズ無宿（@GrlldChsAsp）氏のトゥリバン支援のための署名呼びかけ TwitLonger: <text:a xlink:type="simple" xlink:href="http://www.twitlonger.com/show/35m86e" text:style-name="Internet_20_link" text:visited-style-name="Visited_20_Internet_20_Link"><text:span text:style-name="Definition">http://www.twitlonger.com/show/35m86e</text:span></text:a></text:p>
        </text:list-item>
      </text:list>
      <text:h text:style-name="Heading_20_2" text:outline-level="2">51+フェスティバル</text:h>
      <text:p text:style-name="Text_20_body">この映画のタイトルにもなっている51+フェスティバルですが現在も続いており、自立音楽生産組合のサイトで様子や出演バンドを見ることができます。</text:p>
      <text:list xml:id="list223635203142539" text:continue-numbering="true" text:style-name="List_20_1">
        <text:list-item>
          <text:p text:style-name="P7">자립음악생산조합 | Category | 51+: <text:a xlink:type="simple" xlink:href="http://jaripmusic.org/51plus" text:style-name="Internet_20_link" text:visited-style-name="Visited_20_Internet_20_Link"><text:span text:style-name="Definition">http://jaripmusic.org/51plus</text:span></text:a></text:p>
        </text:list-item>
      </text:list>
      <text:h text:style-name="Heading_20_2" text:outline-level="2">龍山(ヨンサン)惨事</text:h>
      <text:p text:style-name="Text_20_body">トゥリバンの抵抗は社会的にも取り上げられた事もあり特殊なケースだったようです。映画ではカフェ・マリでは強制執行が行われたり、ヨンサン地区では立てこもりに対し強行突入が行われ、その時の火災で6人が亡くなるといったことがあり、トゥリバンも一歩間違えれば惨事につながりかねない危うい状況だったようです。</text:p>
      <text:p text:style-name="Text_20_body">ここでは雨宮処凛さんによるヨンサンの話とYamagata Tweaksterのインタビューを紹介します。ハン・バッ氏はヨンサンとホンデのことを話されています。</text:p>
      <text:list xml:id="list223634958712831" text:continue-numbering="true" text:style-name="List_20_1">
        <text:list-item>
          <text:p text:style-name="P7">ソウル・ヨンサンの闘い最前線。の巻 - 雨宮処凛がゆく！│第99回│マガジン９: <text:a xlink:type="simple" xlink:href="http://www.magazine9.jp/karin/090520/" text:style-name="Internet_20_link" text:visited-style-name="Visited_20_Internet_20_Link"><text:span text:style-name="Definition">http://www.magazine9.jp/karin/090520/</text:span></text:a></text:p>
        </text:list-item>
        <text:list-item>
          <text:p text:style-name="P7">インタビュー：【Yamagata Tweakster】政治性とユーモアで爆走する、韓国アンダーグラウンド音楽シーンの重要人物が語る！ - CDJournal CDJ PUSH: <text:soft-page-break/><text:a xlink:type="simple" xlink:href="http://www.cdjournal.com/main/cdjpush/yamagata-tweakster/1000000822" text:style-name="Internet_20_link" text:visited-style-name="Visited_20_Internet_20_Link"><text:span text:style-name="Definition">http://www.cdjournal.com/main/cdjpush/yamagata-tweakster/1000000822</text:span></text:a></text:p>
        </text:list-item>
      </text:list>
      <text:h text:style-name="Heading_20_2" text:outline-level="2">タルビッ ヨジョンさん</text:h>
      <text:p text:style-name="Text_20_body">韓国でもインディー音楽家の生活は苦しく窮状を訴えるシーンがありますが、そのきっかけとなったタルビッ ヨジョンさんについて調べました。「月光妖精逆転満塁ホームラン」というワンマンバンドの方だそうです。記事と名前が違うのが気になりますが、ご存知の方がいらしたら教えてください。（間違えてたらごめんなさい）</text:p>
      <text:list xml:id="list223635038649998" text:continue-numbering="true" text:style-name="List_20_1">
        <text:list-item>
          <text:p text:style-name="P7">innolifeニュース K-POP「月光妖精逆転満塁ホームラン」イ・ジヌォン、脳出血で他界: <text:a xlink:type="simple" xlink:href="http://contents.innolife.net/news/list.php/list.php?ac_id=7&amp;ai_id=122897" text:style-name="Internet_20_link" text:visited-style-name="Visited_20_Internet_20_Link"><text:span text:style-name="Definition">http://contents.innolife.net/news/list.php/list.php?ac_id=7&amp;ai_id=122897</text:span></text:a></text:p>
        </text:list-item>
        <text:list-item>
          <text:p text:style-name="P7">帰ってきた月光、弘大の夜を明かす…“月光妖精逆転満塁ホームラン”追慕公演: <text:a xlink:type="simple" xlink:href="http://travel2.innolife.net/list.php?ac_id=46&amp;ai_id=4487" text:style-name="Internet_20_link" text:visited-style-name="Visited_20_Internet_20_Link"><text:span text:style-name="Definition">http://travel2.innolife.net/list.php?ac_id=46&amp;ai_id=4487</text:span></text:a></text:p>
        </text:list-item>
      </text:list>
      <text:p text:style-name="Standard">こちらはインディー音楽家の集会レポートです。</text:p>
      <text:list xml:id="list223634799907346" text:continue-numbering="true" text:style-name="List_20_1">
        <text:list-item>
          <text:p text:style-name="P7">2011年1月 ハンギョレ21　846号: <text:a xlink:type="simple" xlink:href="http://www.altasia.org/hangyore/hangyore11846_1.htm" text:style-name="Internet_20_link" text:visited-style-name="Visited_20_Internet_20_Link"><text:span text:style-name="Definition">http://www.altasia.org/hangyore/hangyore11846_1.htm</text:span></text:a></text:p>
        </text:list-item>
      </text:list>
      <text:h text:style-name="Heading_20_1" text:outline-level="1">コミュニティの喪失と再生</text:h>
      <text:p text:style-name="Text_20_body">劇中ではコミュニティの喪失と再生もテーマの一つになっていました。姫路にはマッシュルームというライブハウスがありました。そこには独特のコミュニティが形成されていましたが、コミュニティを喪失した後、どう行動すればいいのか映画を見ながら考えていました。</text:p>
      <text:p text:style-name="Text_20_body">ここではソウルについて映画とは違った視点の記事を紹介します。</text:p>
      <text:list xml:id="list223635305215762" text:continue-numbering="true" text:style-name="List_20_1">
        <text:list-item>
          <text:p text:style-name="P7">ソウル、開発熱に対抗する新たな場の生成 | SCENE/ASIA: <text:a xlink:type="simple" xlink:href="http://scene-asia.com/ja/archives/358" text:style-name="Internet_20_link" text:visited-style-name="Visited_20_Internet_20_Link"><text:span text:style-name="Definition">http://scene-asia.com/ja/archives/358</text:span></text:a></text:p>
        </text:list-item>
        <text:list-item>
          <text:p text:style-name="P7">江上賢一郎 - 04 都市の瓦礫から文化をつくる。(韓国) - Art Bridge Institute: <text:a xlink:type="simple" xlink:href="http://a-b-i.info/story/2015/egami/都市の瓦礫から文化をつくる。（韓国）" text:style-name="Internet_20_link" text:visited-style-name="Visited_20_Internet_20_Link"><text:span text:style-name="Definition">http://a-b-i.info/story/2015/egami/%E9%83%BD%E5%B8%82%E3%81%AE%E7%93%A6%E7%A4%AB%E3%81%8B%E3%82%89%E6%96%87%E5%8C%96%E3%82%92%E3%81%A4%E3%81%8F%E3%82%8B%E3%80%82%EF%BC%88%E9%9F%93%E5%9B%BD%EF%BC%89</text:span></text:a></text:p>
        </text:list-item>
      </text:list>
      <text:h text:style-name="Heading_20_1" text:outline-level="1">音楽と政治と生活</text:h>
      <text:p text:style-name="Text_20_body">日本でも「音楽に政治を持ち込むな」と話題になりましたが、この映画でも「音楽と政治」についての話が出てきます。</text:p>
      <text:p text:style-name="Text_20_body">個人的には生活の中に音楽と政治があり切り離して考えるのは野暮な気がしますが、生活のために「自立音楽生産組合」を立ち上げ緩やかな共同体だったはずが、トゥリバンの活動を経ることにより政治的と批判された事には、いろいろ考えさせられます。</text:p>
      <text:list xml:id="list223635781521550" text:continue-numbering="true" text:style-name="List_20_1">
        <text:list-item>
          <text:p text:style-name="P8">自立音楽生産組合 자립음악생산조합: <text:a xlink:type="simple" xlink:href="http://jaripmusic.org/" text:style-name="Internet_20_link" text:visited-style-name="Visited_20_Internet_20_Link"><text:span text:style-name="Definition">http://jaripmusic.org/</text:span></text:a></text:p>
        </text:list-item>
        <text:list-item>
          <text:p text:style-name="P7">手を結び合って共存していこうというアーティストによる協同組合 - KBS WORLD Radio: <text:a xlink:type="simple" xlink:href="http://world.kbs.co.kr/japanese/archive/program/program_trendkorea.htm?no=120918&amp;current_page=6" text:style-name="Internet_20_link" text:visited-style-name="Visited_20_Internet_20_Link"><text:span text:style-name="Definition">http://world.kbs.co.kr/japanese/archive/program/program_trendkorea.htm?no=120918&amp;current_page=6</text:span></text:a></text:p>
        </text:list-item>
      </text:list>
      <text:h text:style-name="Heading_20_1" text:outline-level="1">いわゆる大韓ロック</text:h>
      <text:p text:style-name="Text_20_body">韓国のロック、いわゆる大韓ロックを意識して聞き始めたのは、つい最近で1年も経っていません。きっかけは、チャーミー(Laughin'nose)さんが出された「大韓不法集会 Transmission」でした。読後、紹介されていたバンドを調べることもなく放置していましたがYouTubeで偶然、ムキムキマンマンス（ギターとドラムの女性二人組バンド）のビデオを見てから意識するようになり、夏の上映会でパーティー51を見てからは、よく聞くようになりました。</text:p>
      <text:p text:style-name="Text_20_body">ということで語れるほどの知識はないので大韓ロックのコアな話は珍骨丸さんに譲るとして、ここでは自分と同じように影響を受けて欲しいので「大韓不法集会 Transmission」とコンピレーションアルバム「大韓不法集会」をおすすめしておきます。特にアルバム1曲目、Kuang ProgramのSeoulは聞いた瞬間に映画が蘇ってくるのでおすすめです。</text:p>
      <text:list xml:id="list223634706370834" text:continue-numbering="true" text:style-name="List_20_1">
        <text:list-item>
          <text:p text:style-name="P7">transceiver records: <text:a xlink:type="simple" xlink:href="http://trx.tokyo/" text:style-name="Internet_20_link" text:visited-style-name="Visited_20_Internet_20_Link"><text:span text:style-name="Definition">http://trx.tokyo/</text:span></text:a></text:p>
        </text:list-item>
      </text:list>
      <text:p text:style-name="Text_20_body">そして、2016年のベストアルバムとして名高いイ・ランさんの「神さまごっこ」もおすすめです。初めてパーティー51を見たとき、イ・ランさんの事はまったく意識していませんでしたが、映画を見直してYamagata Girlsとして踊っている姿を見てびっくりしてしまいました。ちなみに劇中の「食べたい」はアルバム「ヨンヨンスン」に収録されています。</text:p>
      <text:list xml:id="list223634321362071" text:continue-numbering="true" text:style-name="List_20_1">
        <text:list-item>
          <text:p text:style-name="P7">Sweet Dreams Press: イ・ラン - 神様ごっこ: <text:a xlink:type="simple" xlink:href="http://www.sweetdreamspress.com/2016/07/blog-post_61.html" text:style-name="Internet_20_link" text:visited-style-name="Visited_20_Internet_20_Link"><text:span text:style-name="Definition">http://www.sweetdreamspress.com/2016/07/blog-post_61.html</text:span></text:a></text:p>
        </text:list-item>
      </text:list>
      <text:h text:style-name="Heading_20_1" text:outline-level="1">終わりに</text:h>
      <text:p text:style-name="Text_20_body">上映会のご参加ありがとうございました。上映会やこのテキストなどにご意見やご感想があれば、<text:a xlink:type="simple" xlink:href="https://www.facebook.com/events/840203806122036/" text:style-name="Internet_20_link" text:visited-style-name="Visited_20_Internet_20_Link"><text:span text:style-name="Definition">Facebookのイベントページ</text:span></text:a>への書き込みや野方（<text:a xlink:type="simple" xlink:href="https://twitter.com/nogajun" text:style-name="Internet_20_link" text:visited-style-name="Visited_20_Internet_20_Link"><text:span text:style-name="Definition">@nogajun</text:span></text:a>）や珍骨丸さん（<text:a xlink:type="simple" xlink:href="https://twitter.com/dY88WoLy5AA6u8O" text:style-name="Internet_20_link" text:visited-style-name="Visited_20_Internet_20_Link"><text:span text:style-name="Definition">@dY88WoLy5AA6u8O</text:span></text:a>）までお寄せください。</text:p>
      <text:p text:style-name="Text_20_body"/>
      <text:p text:style-name="Standard"><draw:frame draw:style-name="fr1" draw:name="枠2" text:anchor-type="as-char" svg:width="8.652cm" style:rel-width="100%" draw:z-index="1"><draw:text-box fo:min-height="0.499cm"><text:p text:style-name="P4">パーティー51</text:p><text:p text:style-name="P2">ドキュメンタリー映画／2013年／韓国／101分／韓国語／日本語字幕／製作：51+ film／監督：チョン・ヨンテク／日本語字幕：清水博之（雨乃日珈琲店）／配給：Offshore</text:p><text:p text:style-name="Standard"><text:a xlink:type="simple" xlink:href="http://www.offshore-mcc.net/p/party51.html" text:style-name="Internet_20_link" text:visited-style-name="Visited_20_Internet_20_Link"><text:span text:style-name="Definition"><text:span text:style-name="T1">http://www.offshore-mcc.net/p/party51.html</text:span></text:span></text:a></text:p><text:p text:style-name="P6">「パーティー51」姫路緊急上映会＋トークライブ</text:p><text:p text:style-name="Standard"><text:a xlink:type="simple" xlink:href="https://www.facebook.com/events/840203806122036/" text:style-name="Internet_20_link" text:visited-style-name="Visited_20_Internet_20_Link"><text:span text:style-name="Definition"><text:span text:style-name="T1">https://www.facebook.com/events/840203806122036/</text:span></text:span></text:a></text:p><text:p text:style-name="P2">2017年1月8日(日) Quiet Holiday</text:p><text:p text:style-name="Standard"><text:span text:style-name="T1">野方 純 </text:span><text:a xlink:type="simple" xlink:href="mailto:party51@signal11.info" text:style-name="Internet_20_link" text:visited-style-name="Visited_20_Internet_20_Link"><text:span text:style-name="Definition"><text:span text:style-name="T1">mailto:party51@signal11.info</text:span></text:span></text:a><text:span text:style-name="T1"> ／ 珍骨丸</text:span></text:p></draw:text-box></draw:frame></text:p>
      <text:p text:style-name="Standard"><text:span text:style-name="T1">この文書は</text:span><text:a xlink:type="simple" xlink:href="https://creativecommons.org/publicdomain/zero/1.0/deed.ja" text:style-name="Internet_20_link" text:visited-style-name="Visited_20_Internet_20_Link"><text:span text:style-name="Definition"><text:span text:style-name="T1">パブリック・ドメイン</text:span></text:span></text:a><text:span text:style-name="T1">の下に提供されています。（野方作成部分のみ。引用などを除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いろはマル Medium" svg:font-family="'いろはマル Medium'" style:font-adornments="標準" style:font-pitch="variable"/>
    <style:font-face style:name="いろはマル Regular" svg:font-family="'いろはマル Regular'" style:font-adornments="標準" style:font-pitch="variable"/>
    <style:font-face style:name="Liberation Serif" svg:font-family="'Liberation Serif'" style:font-family-generic="roman" style:font-pitch="variable"/>
    <style:font-face style:name="Noto Sans CJK JP Bold" svg:font-family="'Noto Sans CJK JP Bold'" style:font-adornments="太字"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style:page-number="auto" style:punctuation-wrap="simple" style:vertical-align="baseline" style:writing-mode="page"/>
      <style:text-properties style:font-name="いろはマル Regular" fo:font-family="'いろはマル Regular'" style:font-style-name="標準" style:font-pitch="variable" fo:font-size="9pt" fo:font-weight="normal" style:font-name-asian="いろはマル Regular" style:font-family-asian="'いろはマル Regular'" style:font-style-name-asian="標準" style:font-pitch-asian="variable" style:font-size-asian="9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Noto Sans CJK JP Bold" fo:font-family="'Noto Sans CJK JP Bold'" style:font-style-name="太字" style:font-family-generic="swiss" style:font-pitch="variable" fo:font-size="14pt" fo:font-weight="bold" style:font-name-asian="Noto Sans CJK JP Bold" style:font-family-asian="'Noto Sans CJK JP Bold'" style:font-style-name-asian="太字" style:font-family-generic-asian="swiss" style:font-pitch-asian="variable" style:font-size-asian="14pt" style:font-weight-asian="bold"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justify" style:justify-single-word="false" fo:hyphenation-ladder-count="no-limit" fo:text-indent="0.319cm" style:auto-text-indent="false" style:page-number="auto" style:shadow="none" style:text-autospace="ideograph-alpha" style:vertical-align="baseline" style:writing-mode="page"/>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99cm" fo:margin-bottom="0.101cm" loext:contextual-spacing="false"/>
      <style:text-properties style:font-name="Noto Sans CJK JP Bold" fo:font-family="'Noto Sans CJK JP Bold'" style:font-style-name="太字" style:font-family-generic="swiss" style:font-pitch="variable" fo:font-size="12pt" fo:font-weight="bold" style:font-name-asian="Noto Sans CJK JP Bold" style:font-family-asian="'Noto Sans CJK JP Bold'" style:font-style-name-asian="太字" style:font-family-generic-asian="swiss" style:font-pitch-asian="variable" style:font-size-asian="12pt" style:font-weight-asian="bold" style:font-size-complex="12pt" style:font-weight-complex="600"/>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style:text-properties fo:font-size="10pt" fo:font-weight="bold" style:font-size-asian="10pt" style:font-weight-asian="bold" style:font-size-complex="9pt" style:font-weight-complex="600"/>
    </style:style>
    <style:style style:name="List_20_Contents" style:display-name="List Contents" style:family="paragraph" style:parent-style-name="Standard" style:class="html">
      <loext:graphic-properties draw:fill="solid" draw:fill-color="#eeeeec"/>
      <style:paragraph-properties fo:margin-left="1cm" fo:margin-right="0cm" fo:margin-top="0.199cm" fo:margin-bottom="0cm" loext:contextual-spacing="false" fo:line-height="115%" fo:text-indent="0cm" style:auto-text-indent="false" fo:background-color="#eeeeec" fo:padding="0.101cm" fo:border="0.06pt solid #ffffff" style:shadow="none" style:writing-mode="page"/>
      <style:text-properties fo:font-size="8pt" style:font-size-asian="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いろはマル Medium" fo:font-family="'いろはマル Medium'" style:font-style-name="標準" style:font-pitch="variable" fo:font-size="9pt" fo:font-weight="normal" style:font-name-asian="いろはマル Medium" style:font-family-asian="'いろはマル Medium'" style:font-style-name-asian="標準" style:font-pitch-asian="variable" style:font-size-asian="9pt" style:font-weight-asian="normal" style:font-name-complex="OpenSymbol" style:font-family-complex="OpenSymbol" style:font-charset-complex="x-symbol"/>
    </style:style>
    <style:style style:name="Numbering_20_Symbols" style:display-name="Numbering Symbols" style:family="text">
      <style:text-properties style:font-name="いろはマル Medium" fo:font-family="'いろはマル Medium'" style:font-style-name="標準" style:font-pitch="variable" fo:font-size="9pt" fo:font-weight="normal" style:font-name-asian="いろはマル Medium" style:font-family-asian="'いろはマル Medium'" style:font-style-name-asian="標準" style:font-pitch-asian="variable" style:font-size-asian="9pt" style:font-weight-asian="normal"/>
    </style:style>
    <style:style style:name="Vertical_20_Numbering_20_Symbols" style:display-name="Vertical Numbering Symbols" style:family="text">
      <style:text-properties style:text-rotation-angle="90" style:text-rotation-scale="line-height"/>
    </style:style>
    <style:style style:name="Definition" style:family="text"/>
    <style:style style:name="Page_20_Number" style:display-name="Page Number" style:family="text">
      <style:text-properties style:font-name="いろはマル Regular" fo:font-family="'いろはマル Regular'" style:font-style-name="標準" style:font-pitch="variable" fo:font-size="8pt" style:font-name-asian="いろはマル Regular" style:font-family-asian="'いろはマル Regular'" style:font-style-name-asian="標準" style:font-pitch-asian="variable" style:font-size-asian="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margin-left="0.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399cm" fo:margin-left="0.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799cm" fo:margin-left="0.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1.199cm" fo:margin-left="0.4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1.6cm" fo:margin-left="0.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1.998cm" fo:margin-left="0.4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2.399cm" fo:margin-left="0.4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2.799cm" fo:margin-left="0.4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3.2cm" fo:margin-left="0.4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いろはマル Medium" fo:font-weight="normal" style:font-name-asian="いろはマル Medium" style:font-weight-asian="normal"/>
    </style:style>
    <style:page-layout style:name="Mpm1">
      <style:page-layout-properties fo:page-width="21.001cm" fo:page-height="29.7cm" style:num-format="1" style:print-orientation="portrait" fo:margin-top="1cm" fo:margin-bottom="1cm" fo:margin-left="1.499cm" fo:margin-right="1.499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パーティー51」姫路緊急上映会＋トークライブ</text:p>
      </style:header>
      <style:footer>
        <text:p text:style-name="Footer"><text:tab/><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1-06T22:34:44.203982922</dc:date>
    <meta:editing-duration>PT14M3S</meta:editing-duration>
    <meta:editing-cycles>9</meta:editing-cycles>
    <meta:generator>LibreOfficeDev/5.3.0.1.0$Linux_X86_64 LibreOffice_project/f5695bf6a868e14e28f06697b2803ff7d325e7cb</meta:generator>
    <meta:document-statistic meta:table-count="0" meta:image-count="0" meta:object-count="0" meta:page-count="2" meta:paragraph-count="67" meta:word-count="3149" meta:character-count="5218" meta:non-whitespace-character-count="5124"/>
  </office:meta>
</office:document-meta>
</file>